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25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" style:family="table-cell" style:parent-style-name="Default" style:data-style-name="N103"/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Vinter </text:p>
          </table:table-cell>
          <table:table-cell office:value-type="string">
            <text:p>Varietal </text:p>
          </table:table-cell>
          <table:table-cell office:value-type="string">
            <text:p>Year </text:p>
          </table:table-cell>
          <table:table-cell office:value-type="string">
            <text:p>Qty</text:p>
          </table:table-cell>
          <table:table-cell office:value-type="string">
            <text:p>Cost</text:p>
          </table:table-cell>
          <table:table-cell table:style-name="Default" office:value-type="string">
            <text:p>Tot Val </text:p>
          </table:table-cell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6">
            <text:p>1996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([.D2]*[.E2])" office:value-type="currency" office:currency="USD" office:value="1400">
            <text:p>$1,400</text:p>
          </table:table-cell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([.D3]*[.E3])" office:value-type="currency" office:currency="USD" office:value="400">
            <text:p>$400</text:p>
          </table:table-cell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table:formula="of:=SUM([.D4]*[.E4])" office:value-type="currency" office:currency="USD" office:value="1350">
            <text:p>$1,350</text:p>
          </table:table-cell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9">
            <text:p>199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SUM([.D5]*[.E5])" office:value-type="currency" office:currency="USD" office:value="1000">
            <text:p>$1,000</text:p>
          </table:table-cell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SUM([.D7]*[.E7])" office:value-type="currency" office:currency="USD" office:value="320">
            <text:p>$320</text:p>
          </table:table-cell>
        </table:table-row>
        <table:table-row table:style-name="ro2">
          <table:table-cell table:number-columns-repeated="2" office:value-type="string">
            <text:p>Landslide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SUM([.D8]*[.E8])" office:value-type="currency" office:currency="USD" office:value="1080">
            <text:p>$1,080</text:p>
          </table:table-cell>
        </table:table-row>
        <table:table-row table:style-name="ro2">
          <table:table-cell office:value-type="string">
            <text:p>Landslide </text:p>
          </table:table-cell>
          <table:table-cell office:value-type="string">
            <text:p>Landslide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SUM([.D9]*[.E9])" office:value-type="currency" office:currency="USD" office:value="900">
            <text:p>$900</text:p>
          </table:table-cell>
        </table:table-row>
        <table:table-row table:style-name="ro1">
          <table:table-cell office:value-type="string">
            <text:p>Temple Bruer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SUM([.D10]*[.E10])" office:value-type="currency" office:currency="USD" office:value="180">
            <text:p>$180</text:p>
          </table:table-cell>
        </table:table-row>
        <table:table-row table:style-name="ro1">
          <table:table-cell office:value-type="string">
            <text:p>RL Buller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SUM([.D11]*[.E11])" office:value-type="currency" office:currency="USD" office:value="180">
            <text:p>$180</text:p>
          </table:table-cell>
        </table:table-row>
        <table:table-row table:style-name="ro1">
          <table:table-cell office:value-type="string">
            <text:p>Simi Zin</text:p>
          </table:table-cell>
          <table:table-cell office:value-type="string">
            <text:p>Zinfandel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SUM([.D12]*[.E12])" office:value-type="currency" office:currency="USD" office:value="480">
            <text:p>$480</text:p>
          </table:table-cell>
        </table:table-row>
        <table:table-row table:style-name="ro2">
          <table:table-cell office:value-type="string">
            <text:p>Cab Sauvignon</text:p>
          </table:table-cell>
          <table:table-cell office:value-type="string">
            <text:p>Cabernet Sauvignon 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SUM([.D13]*[.E13])" office:value-type="currency" office:currency="USD" office:value="105">
            <text:p>$105</text:p>
          </table:table-cell>
        </table:table-row>
        <table:table-row table:style-name="ro2">
          <table:table-cell office:value-type="string">
            <text:p>Cab Sauvignon </text:p>
          </table:table-cell>
          <table:table-cell office:value-type="string">
            <text:p>Cabernet Sauvignon </text:p>
          </table:table-cell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D14]*[.E14])" office:value-type="currency" office:currency="USD" office:value="200">
            <text:p>$200</text:p>
          </table:table-cell>
        </table:table-row>
        <table:table-row table:style-name="ro1">
          <table:table-cell office:value-type="string">
            <text:p>Ravenswood Kunde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D15]*[.E15])" office:value-type="currency" office:currency="USD" office:value="30">
            <text:p>$30</text:p>
          </table:table-cell>
        </table:table-row>
        <table:table-row table:style-name="ro1">
          <table:table-cell office:value-type="string">
            <text:p>Ravenswood Barricia 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6]*[.E16])" office:value-type="currency" office:currency="USD" office:value="60">
            <text:p>$60</text:p>
          </table:table-cell>
        </table:table-row>
        <table:table-row table:style-name="ro1">
          <table:table-cell office:value-type="string">
            <text:p>Ravenswood Teldeschi</text:p>
          </table:table-cell>
          <table:table-cell office:value-type="string">
            <text:p>Zinfandel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7]*[.E17])" office:value-type="currency" office:currency="USD" office:value="60">
            <text:p>$60</text:p>
          </table:table-cell>
        </table:table-row>
        <table:table-row table:style-name="ro1">
          <table:table-cell office:value-type="string">
            <text:p>Ridge Mazzoni </text:p>
          </table:table-cell>
          <table:table-cell/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8]*[.E18])" office:value-type="currency" office:currency="USD" office:value="60">
            <text:p>$60</text:p>
          </table:table-cell>
        </table:table-row>
        <table:table-row table:style-name="ro1">
          <table:table-cell office:value-type="string">
            <text:p>'Ravenwood Old Hill 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D19]*[.E19])" office:value-type="currency" office:currency="USD" office:value="30">
            <text:p>$30</text:p>
          </table:table-cell>
        </table:table-row>
        <table:table-row table:style-name="ro1">
          <table:table-cell office:value-type="string">
            <text:p>Pichetti Merlot </text:p>
          </table:table-cell>
          <table:table-cell office:value-type="string">
            <text:p>Merlot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0]*[.E20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Super Tuscan </text:p>
          </table:table-cell>
          <table:table-cell/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1]*[.E21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Merlot </text:p>
          </table:table-cell>
          <table:table-cell office:value-type="string">
            <text:p>Merlot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2]*[.E22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'Pichetti Zin </text:p>
          </table:table-cell>
          <table:table-cell office:value-type="string">
            <text:p>Zinfandel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3]*[.E23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Estate Zin </text:p>
          </table:table-cell>
          <table:table-cell office:value-type="string">
            <text:p>Zinfandel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4]*[.E24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Bellicitti Zin</text:p>
          </table:table-cell>
          <table:table-cell office:value-type="string">
            <text:p>Zinfandel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5]*[.E25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Cab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6]*[.E26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Zin </text:p>
          </table:table-cell>
          <table:table-cell office:value-type="string">
            <text:p>Zinfandel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27]*[.E27])" office:value-type="currency" office:currency="USD" office:value="60">
            <text:p>$60</text:p>
          </table:table-cell>
        </table:table-row>
        <table:table-row table:style-name="ro1">
          <table:table-cell office:value-type="string">
            <text:p>Pichetti Pichetti Vino di Vicno</text:p>
          </table:table-cell>
          <table:table-cell/>
          <table:table-cell office:value-type="float" office:value="2002">
            <text:p>2002</text:p>
          </table:table-cell>
          <table:table-cell table:style-name="ce1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8]*[.E28])" office:value-type="currency" office:currency="USD" office:value="25">
            <text:p>$25</text:p>
          </table:table-cell>
        </table:table-row>
        <table:table-row table:style-name="ro1">
          <table:table-cell office:value-type="string">
            <text:p>Pichetti Sangiovese</text:p>
          </table:table-cell>
          <table:table-cell/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D29]*[.E29])" office:value-type="currency" office:currency="USD" office:value="20">
            <text:p>$20</text:p>
          </table:table-cell>
        </table:table-row>
        <table:table-row table:style-name="ro2">
          <table:table-cell table:number-columns-repeated="5"/>
          <table:table-cell table:formula="of:=SUM([.F2:.F29])" office:value-type="currency" office:currency="USD" office:value="8115">
            <text:p>$8,115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19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arter Boatner</meta:initial-creator>
    <meta:creation-date>2005-06-12T19:07:42</meta:creation-date>
    <dc:creator>Spencer Boatner</dc:creator>
    <dc:date>2011-07-08T19:49:28.93</dc:date>
    <dc:language>en-US</dc:language>
    <meta:editing-cycles>9</meta:editing-cycles>
    <meta:editing-duration>PT25M57S</meta:editing-duration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